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Serif" fo:font-size="10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underline-style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4mm" svg:x="11.29mm" svg:y="43.03mm">
            <draw:object draw:notify-on-update-of-ranges="Hoja1.A3:Hoja1.B3 Hoja1.C3:Hoja1.G3 Hoja1.A4:Hoja1.B4 Hoja1.C4:Hoja1.G4 Hoja1.A5:Hoja1.B5 Hoja1.C5:Hoja1.G5 Hoja1.A6:Hoja1.B6 Hoja1.C6:Hoja1.G6 Hoja1.A7:Hoja1.B7 Hoja1.C7:Hoja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1" table:number-columns-repeated="17" table:default-cell-style-name="Default"/>
        <table:table-row table:style-name="ro1"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threads</text:p>
          </table:table-cell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string" calcext:value-type="string">
            <text:p>array</text:p>
          </table:table-cell>
          <table:table-cell table:style-name="ce4" office:value-type="string" calcext:value-type="string">
            <text:p>1 thread</text:p>
          </table:table-cell>
          <table:table-cell table:style-name="ce4" office:value-type="string" calcext:value-type="string">
            <text:p>0.5xCPU</text:p>
          </table:table-cell>
          <table:table-cell table:style-name="ce4" office:value-type="string" calcext:value-type="string">
            <text:p>1xCPU</text:p>
          </table:table-cell>
          <table:table-cell table:style-name="ce4" office:value-type="string" calcext:value-type="string">
            <text:p>2xCPU</text:p>
          </table:table-cell>
          <table:table-cell table:style-name="ce4" office:value-type="string" calcext:value-type="string">
            <text:p>4xCP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-10-80</text:p>
          </table:table-cell>
          <table:table-cell office:value-type="string" calcext:value-type="string">
            <text:p>mutex</text:p>
          </table:table-cell>
          <table:table-cell office:value-type="float" office:value="0.123387346" calcext:value-type="float">
            <text:p>0,123387346</text:p>
          </table:table-cell>
          <table:table-cell table:style-name="ce5" office:value-type="float" office:value="0.416918616" calcext:value-type="float">
            <text:p>0,416918616</text:p>
          </table:table-cell>
          <table:table-cell office:value-type="float" office:value="0.433090129" calcext:value-type="float">
            <text:p>0,433090129</text:p>
          </table:table-cell>
          <table:table-cell office:value-type="float" office:value="0.590501578" calcext:value-type="float">
            <text:p>0,590501578</text:p>
          </table:table-cell>
          <table:table-cell office:value-type="float" office:value="0.594013442" calcext:value-type="float">
            <text:p>0,594013442</text:p>
          </table:table-cell>
          <table:table-cell table:style-name="ce3" table:number-columns-repeated="3"/>
          <table:table-cell table:number-columns-repeated="9"/>
        </table:table-row>
        <table:table-row table:style-name="ro1">
          <table:table-cell table:style-name="ce7" office:value-type="string" calcext:value-type="string">
            <text:p><text:s text:c="5"/>10-10-80</text:p>
          </table:table-cell>
          <table:table-cell office:value-type="string" calcext:value-type="string">
            <text:p>rwlock</text:p>
          </table:table-cell>
          <table:table-cell office:value-type="float" office:value="0.125754328" calcext:value-type="float">
            <text:p>0,125754328</text:p>
          </table:table-cell>
          <table:table-cell office:value-type="float" office:value="0.441624464" calcext:value-type="float">
            <text:p>0,441624464</text:p>
          </table:table-cell>
          <table:table-cell office:value-type="float" office:value="0.589657669" calcext:value-type="float">
            <text:p>0,589657669</text:p>
          </table:table-cell>
          <table:table-cell office:value-type="float" office:value="0.77934782" calcext:value-type="float">
            <text:p>0,77934782</text:p>
          </table:table-cell>
          <table:table-cell office:value-type="float" office:value="0.649585164" calcext:value-type="float">
            <text:p>0,649585164</text:p>
          </table:table-cell>
          <table:table-cell table:number-columns-repeated="3"/>
          <table:table-cell table:style-name="ce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.1-.1-99.8</text:p>
          </table:table-cell>
          <table:table-cell office:value-type="string" calcext:value-type="string">
            <text:p>mutex</text:p>
          </table:table-cell>
          <table:table-cell office:value-type="float" office:value="0.195833776" calcext:value-type="float">
            <text:p>0,195833776</text:p>
          </table:table-cell>
          <table:table-cell office:value-type="float" office:value="0.633643225" calcext:value-type="float">
            <text:p>0,633643225</text:p>
          </table:table-cell>
          <table:table-cell office:value-type="float" office:value="0.648112849" calcext:value-type="float">
            <text:p>0,648112849</text:p>
          </table:table-cell>
          <table:table-cell office:value-type="float" office:value="0.754711477" calcext:value-type="float">
            <text:p>0,754711477</text:p>
          </table:table-cell>
          <table:table-cell office:value-type="float" office:value="0.76729742" calcext:value-type="float">
            <text:p>0,76729742</text:p>
          </table:table-cell>
          <table:table-cell table:number-columns-repeated="6"/>
          <table:table-cell table:style-name="ce3" table:number-columns-repeated="3"/>
          <table:table-cell table:number-columns-repeated="3"/>
        </table:table-row>
        <table:table-row table:style-name="ro1">
          <table:table-cell table:style-name="ce7" office:value-type="string" calcext:value-type="string">
            <text:p>    .1-.1-99.8</text:p>
          </table:table-cell>
          <table:table-cell office:value-type="string" calcext:value-type="string">
            <text:p>rwlock</text:p>
          </table:table-cell>
          <table:table-cell office:value-type="float" office:value="0.197149754" calcext:value-type="float">
            <text:p>0,197149754</text:p>
          </table:table-cell>
          <table:table-cell office:value-type="float" office:value="1.098199204" calcext:value-type="float">
            <text:p>1,098199204</text:p>
          </table:table-cell>
          <table:table-cell office:value-type="float" office:value="1.097988778" calcext:value-type="float">
            <text:p>1,097988778</text:p>
          </table:table-cell>
          <table:table-cell office:value-type="float" office:value="1.953364277" calcext:value-type="float">
            <text:p>1,953364277</text:p>
          </table:table-cell>
          <table:table-cell office:value-type="float" office:value="1.92962375" calcext:value-type="float">
            <text:p>1,92962375</text:p>
          </table:table-cell>
          <table:table-cell table:number-columns-repeated="9"/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09:56:54.1183575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1:41:32.039173485</meta:creation-date>
    <dc:date>2019-10-29T10:25:30.131415955</dc:date>
    <meta:editing-duration>PT18M50S</meta:editing-duration>
    <meta:editing-cycles>3</meta:editing-cycles>
    <meta:generator>LibreOffice/6.2.7.1$Linux_X86_64 LibreOffice_project/20$Build-1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bottom" svg:x="4.126cm" svg:y="7.908cm" style:legend-expansion="wide" chart:style-name="ch2"/>
        <chart:plot-area chart:style-name="ch3" table:cell-range-address="Hoja1.A3:Hoja1.G7" chart:data-source-has-labels="both" svg:x="1.356cm" svg:y="0.39cm" svg:width="14.344cm" svg:height="6.378cm">
          <chartooo:coordinate-region svg:x="2.083cm" svg:y="0.589cm" svg:width="13.074cm" svg:height="5.532cm"/>
          <chart:axis chart:dimension="x" chart:name="primary-x" chart:style-name="ch4" chartooo:axis-type="auto">
            <chartooo:date-scale/>
            <chart:title svg:x="7.875cm" svg:y="6.948cm" chart:style-name="ch5">
              <text:p>Threads</text:p>
            </chart:title>
            <chart:categories table:cell-range-address="Hoja1.C3:Hoja1.G3"/>
            <chart:grid chart:style-name="ch6" chart:class="major"/>
          </chart:axis>
          <chart:axis chart:dimension="y" chart:name="primary-y" chart:style-name="ch4">
            <chart:title svg:x="0.477cm" svg:y="4.523cm" chart:style-name="ch7">
              <text:p>Duracion (s)</text:p>
            </chart:title>
            <chart:grid chart:style-name="ch6" chart:class="major"/>
          </chart:axis>
          <chart:series chart:style-name="ch8" chart:values-cell-range-address="Hoja1.C4:Hoja1.G4" chart:label-cell-address="Hoja1.A4:Hoja1.B4" chart:class="chart:line">
            <chart:data-point chart:repeated="5"/>
          </chart:series>
          <chart:series chart:style-name="ch9" chart:values-cell-range-address="Hoja1.C5:Hoja1.G5" chart:label-cell-address="Hoja1.A5:Hoja1.B5" chart:class="chart:line">
            <chart:data-point chart:repeated="5"/>
          </chart:series>
          <chart:series chart:style-name="ch10" chart:values-cell-range-address="Hoja1.C6:Hoja1.G6" chart:label-cell-address="Hoja1.A6:Hoja1.B6" chart:class="chart:line">
            <chart:data-point chart:repeated="5"/>
          </chart:series>
          <chart:series chart:style-name="ch11" chart:values-cell-range-address="Hoja1.C7:Hoja1.G7" chart:label-cell-address="Hoja1.A7:Hoja1.B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Hoja1.C3:Hoja1.G3</svg:desc>
                </draw:g>
              </table:table-cell>
              <table:table-cell office:value-type="string">
                <text:p>0.5xCPU</text:p>
              </table:table-cell>
              <table:table-cell office:value-type="string">
                <text:p>1xCPU</text:p>
              </table:table-cell>
              <table:table-cell office:value-type="string">
                <text:p>2xCPU</text:p>
              </table:table-cell>
              <table:table-cell office:value-type="string">
                <text:p>4xCPU</text:p>
              </table:table-cell>
            </table:table-row>
          </table:table-header-rows>
          <table:table-rows>
            <table:table-row>
              <table:table-cell office:value-type="string">
                <text:p>10-10-80 mutex</text:p>
                <text:list>
                  <text:list-item>
                    <text:p>10-10-80</text:p>
                  </text:list-item>
                  <text:list-item>
                    <text:p>mutex</text:p>
                  </text:list-item>
                </text:list>
                <draw:g>
                  <svg:desc>Hoja1.A4:Hoja1.B4</svg:desc>
                </draw:g>
              </table:table-cell>
              <table:table-cell office:value-type="float" office:value="0.123387346">
                <text:p>0.123387346</text:p>
                <draw:g>
                  <svg:desc>Hoja1.C4:Hoja1.G4</svg:desc>
                </draw:g>
              </table:table-cell>
              <table:table-cell office:value-type="float" office:value="0.416918616">
                <text:p>0.416918616</text:p>
              </table:table-cell>
              <table:table-cell office:value-type="float" office:value="0.433090129">
                <text:p>0.433090129</text:p>
              </table:table-cell>
              <table:table-cell office:value-type="float" office:value="0.590501578">
                <text:p>0.590501578</text:p>
              </table:table-cell>
              <table:table-cell office:value-type="float" office:value="0.594013442">
                <text:p>0.594013442</text:p>
              </table:table-cell>
            </table:table-row>
            <table:table-row>
              <table:table-cell office:value-type="string">
                <text:p>     10-10-80 rwlock</text:p>
                <text:list>
                  <text:list-item>
                    <text:p>     10-10-80</text:p>
                  </text:list-item>
                  <text:list-item>
                    <text:p>rwlock</text:p>
                  </text:list-item>
                </text:list>
                <draw:g>
                  <svg:desc>Hoja1.A5:Hoja1.B5</svg:desc>
                </draw:g>
              </table:table-cell>
              <table:table-cell office:value-type="float" office:value="0.125754328">
                <text:p>0.125754328</text:p>
                <draw:g>
                  <svg:desc>Hoja1.C5:Hoja1.G5</svg:desc>
                </draw:g>
              </table:table-cell>
              <table:table-cell office:value-type="float" office:value="0.441624464">
                <text:p>0.441624464</text:p>
              </table:table-cell>
              <table:table-cell office:value-type="float" office:value="0.589657669">
                <text:p>0.589657669</text:p>
              </table:table-cell>
              <table:table-cell office:value-type="float" office:value="0.77934782">
                <text:p>0.77934782</text:p>
              </table:table-cell>
              <table:table-cell office:value-type="float" office:value="0.649585164">
                <text:p>0.649585164</text:p>
              </table:table-cell>
            </table:table-row>
            <table:table-row>
              <table:table-cell office:value-type="string">
                <text:p>.1-.1-99.8 mutex</text:p>
                <text:list>
                  <text:list-item>
                    <text:p>.1-.1-99.8</text:p>
                  </text:list-item>
                  <text:list-item>
                    <text:p>mutex</text:p>
                  </text:list-item>
                </text:list>
                <draw:g>
                  <svg:desc>Hoja1.A6:Hoja1.B6</svg:desc>
                </draw:g>
              </table:table-cell>
              <table:table-cell office:value-type="float" office:value="0.195833776">
                <text:p>0.195833776</text:p>
                <draw:g>
                  <svg:desc>Hoja1.C6:Hoja1.G6</svg:desc>
                </draw:g>
              </table:table-cell>
              <table:table-cell office:value-type="float" office:value="0.633643225">
                <text:p>0.633643225</text:p>
              </table:table-cell>
              <table:table-cell office:value-type="float" office:value="0.648112849">
                <text:p>0.648112849</text:p>
              </table:table-cell>
              <table:table-cell office:value-type="float" office:value="0.754711477">
                <text:p>0.754711477</text:p>
              </table:table-cell>
              <table:table-cell office:value-type="float" office:value="0.76729742">
                <text:p>0.76729742</text:p>
              </table:table-cell>
            </table:table-row>
            <table:table-row>
              <table:table-cell office:value-type="string">
                <text:p>    .1-.1-99.8 rwlock</text:p>
                <text:list>
                  <text:list-item>
                    <text:p>    .1-.1-99.8</text:p>
                  </text:list-item>
                  <text:list-item>
                    <text:p>rwlock</text:p>
                  </text:list-item>
                </text:list>
                <draw:g>
                  <svg:desc>Hoja1.A7:Hoja1.B7</svg:desc>
                </draw:g>
              </table:table-cell>
              <table:table-cell office:value-type="float" office:value="0.197149754">
                <text:p>0.197149754</text:p>
                <draw:g>
                  <svg:desc>Hoja1.C7:Hoja1.G7</svg:desc>
                </draw:g>
              </table:table-cell>
              <table:table-cell office:value-type="float" office:value="1.098199204">
                <text:p>1.098199204</text:p>
              </table:table-cell>
              <table:table-cell office:value-type="float" office:value="1.097988778">
                <text:p>1.097988778</text:p>
              </table:table-cell>
              <table:table-cell office:value-type="float" office:value="1.953364277">
                <text:p>1.953364277</text:p>
              </table:table-cell>
              <table:table-cell office:value-type="float" office:value="1.92962375">
                <text:p>1.92962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